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Trebuchet MS', 'Lucida Grande', 'Lucida Sans Unicode',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4f9621" officeooo:paragraph-rsid="000ee210"/>
    </style:style>
    <style:style style:name="P2" style:family="paragraph" style:parent-style-name="Standard">
      <style:paragraph-properties fo:text-align="justify" style:justify-single-word="false"/>
      <style:text-properties fo:font-variant="normal" fo:text-transform="none" fo:color="#222222" style:font-name="Arial" fo:font-size="12pt" fo:letter-spacing="normal" fo:language="pt" fo:country="PT" fo:font-style="normal" fo:font-weight="normal" officeooo:rsid="0011bb17" officeooo:paragraph-rsid="000ee210"/>
    </style:style>
    <style:style style:name="P3"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4"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f9621" officeooo:paragraph-rsid="000ee210"/>
    </style:style>
    <style:style style:name="P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76eb3" officeooo:paragraph-rsid="000ee210"/>
    </style:style>
    <style:style style:name="P6"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60d36" officeooo:paragraph-rsid="000ee210"/>
    </style:style>
    <style:style style:name="P7"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966ec" officeooo:paragraph-rsid="000ee210"/>
    </style:style>
    <style:style style:name="P8"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1bb17" officeooo:paragraph-rsid="000ee210"/>
    </style:style>
    <style:style style:name="P9"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df89c" officeooo:paragraph-rsid="000ee210"/>
    </style:style>
    <style:style style:name="P10"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b6199" officeooo:paragraph-rsid="000ee210"/>
    </style:style>
    <style:style style:name="P11"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1a9b5" officeooo:paragraph-rsid="000ee210"/>
    </style:style>
    <style:style style:name="P12" style:family="paragraph" style:parent-style-name="Standard">
      <style:text-properties fo:font-variant="normal" fo:text-transform="none" fo:color="#222222" style:font-name="Arial" fo:font-size="12pt" fo:letter-spacing="normal" fo:language="en" fo:country="US" fo:font-style="normal" fo:font-weight="normal" officeooo:rsid="0011a9b5" officeooo:paragraph-rsid="000ee210"/>
    </style:style>
    <style:style style:name="P13"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37714c" officeooo:paragraph-rsid="000ee210"/>
    </style:style>
    <style:style style:name="P14"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4b6199" officeooo:paragraph-rsid="000ee2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variant="normal" fo:text-transform="none" fo:color="#222222" style:font-name="Arial" fo:font-size="12pt" fo:letter-spacing="normal" fo:language="en" fo:country="US" fo:font-style="normal" fo:font-weight="normal" officeooo:rsid="00176eb3" officeooo:paragraph-rsid="000ee210" style:font-size-asian="10.5pt" style:font-weight-asian="normal" style:font-size-complex="12pt" style:font-weight-complex="normal"/>
    </style:style>
    <style:style style:name="P16" style:family="paragraph" style:parent-style-name="Standard">
      <style:text-properties fo:font-variant="normal" fo:text-transform="none" fo:color="#222222" style:font-name="Arial" fo:font-size="12pt" fo:letter-spacing="normal" fo:language="en" fo:country="US" fo:font-style="normal" fo:font-weight="normal" officeooo:rsid="002a1035" officeooo:paragraph-rsid="000ee210"/>
    </style:style>
    <style:style style:name="P17" style:family="paragraph" style:parent-style-name="Standard">
      <style:text-properties fo:font-variant="normal" fo:text-transform="none" fo:color="#222222" style:font-name="Arial" fo:font-size="12pt" fo:letter-spacing="normal" fo:language="en" fo:country="US" fo:font-style="normal" fo:font-weight="normal" officeooo:rsid="00317155" officeooo:paragraph-rsid="000ee210"/>
    </style:style>
    <style:style style:name="P18" style:family="paragraph" style:parent-style-name="Standard">
      <style:text-properties fo:font-variant="normal" fo:text-transform="none" fo:color="#222222" style:font-name="Arial" fo:font-size="12pt" fo:letter-spacing="normal" fo:language="en" fo:country="US" fo:font-style="normal" fo:font-weight="normal" officeooo:rsid="002d4c0b" officeooo:paragraph-rsid="000ee210"/>
    </style:style>
    <style:style style:name="P19" style:family="paragraph" style:parent-style-name="Standard">
      <style:text-properties fo:font-variant="normal" fo:text-transform="none" fo:color="#222222" style:font-name="Arial" fo:font-size="12pt" fo:letter-spacing="normal" fo:language="en" fo:country="US" fo:font-style="normal" fo:font-weight="normal" officeooo:rsid="002cb7f1" officeooo:paragraph-rsid="000ee210"/>
    </style:style>
    <style:style style:name="P20" style:family="paragraph" style:parent-style-name="Standard">
      <style:text-properties fo:font-variant="normal" fo:text-transform="none" fo:color="#222222" style:font-name="Arial" fo:font-size="12pt" fo:letter-spacing="normal" fo:language="en" fo:country="US" fo:font-style="normal" fo:font-weight="normal" officeooo:rsid="002faf89" officeooo:paragraph-rsid="000ee210"/>
    </style:style>
    <style:style style:name="P21" style:family="paragraph" style:parent-style-name="Standard">
      <style:paragraph-properties fo:text-align="justify" style:justify-single-word="false"/>
      <style:text-properties fo:font-variant="normal" fo:text-transform="none" fo:color="#222222" style:font-name="Arial1" fo:font-size="12pt" fo:letter-spacing="normal" fo:language="en" fo:country="US" fo:font-style="normal" fo:font-weight="normal" officeooo:rsid="001c12ad" officeooo:paragraph-rsid="000ee210" style:font-size-asian="10.5pt" style:font-weight-asian="normal" style:font-size-complex="12pt" style:font-weight-complex="normal"/>
    </style:style>
    <style:style style:name="P22" style:family="paragraph" style:parent-style-name="Standard">
      <style:text-properties fo:font-variant="normal" fo:text-transform="none" fo:color="#333333" style:font-name="Lato" fo:font-size="12pt" fo:letter-spacing="normal" fo:language="en" fo:country="US" fo:font-style="normal" fo:font-weight="bold" officeooo:rsid="000ee210" officeooo:paragraph-rsid="000ee210"/>
    </style:style>
    <style:style style:name="P23" style:family="paragraph" style:parent-style-name="Standard">
      <style:text-properties fo:font-variant="normal" fo:text-transform="none" fo:color="#333333" style:font-name="Lato" fo:font-size="12pt" fo:letter-spacing="normal" fo:language="en" fo:country="US" fo:font-style="normal" fo:font-weight="normal" officeooo:rsid="0041d8f4" officeooo:paragraph-rsid="000ee210" style:font-size-asian="10.5pt" style:font-weight-asian="normal" style:font-size-complex="12pt" style:font-weight-complex="normal"/>
    </style:style>
    <style:style style:name="P24" style:family="paragraph" style:parent-style-name="Standard">
      <style:text-properties style:font-name="Arial1" fo:font-size="12pt" fo:language="en" fo:country="US" fo:font-weight="normal" officeooo:rsid="001c12ad" officeooo:paragraph-rsid="000ee210" style:font-size-asian="10.5pt" style:font-weight-asian="normal" style:font-size-complex="12pt" style:font-weight-complex="normal"/>
    </style:style>
    <style:style style:name="P25" style:family="paragraph" style:parent-style-name="Standard">
      <style:text-properties style:font-name="Arial1" fo:font-size="12pt" fo:language="en" fo:country="US" fo:font-weight="normal" officeooo:rsid="001835e7" officeooo:paragraph-rsid="000ee21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1" fo:font-size="12pt" fo:language="en" fo:country="US" fo:font-weight="normal" officeooo:rsid="001835e7" officeooo:paragraph-rsid="000ee21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1" fo:font-size="12pt" fo:language="en" fo:country="US" fo:font-weight="normal" officeooo:rsid="0041d8f4" officeooo:paragraph-rsid="000ee210" style:font-size-asian="10.5pt" style:font-weight-asian="normal" style:font-size-complex="12pt" style:font-weight-complex="normal"/>
    </style:style>
    <style:style style:name="P28" style:family="paragraph" style:parent-style-name="Standard">
      <style:text-properties style:font-name="Arial1" fo:font-size="12pt" fo:language="en" fo:country="US" fo:font-weight="normal" officeooo:rsid="0041d8f4" officeooo:paragraph-rsid="000ee21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1" fo:font-size="12pt" fo:language="en" fo:country="US" fo:font-weight="normal" officeooo:rsid="001d917e" officeooo:paragraph-rsid="000ee210" style:font-size-asian="10.5pt" style:font-weight-asian="normal" style:font-size-complex="12pt" style:font-weight-complex="normal"/>
    </style:style>
    <style:style style:name="P30" style:family="paragraph" style:parent-style-name="Standard">
      <style:text-properties style:font-name="Arial1" fo:font-size="12pt" fo:language="en" fo:country="US" fo:font-weight="normal" officeooo:rsid="000ee210" officeooo:paragraph-rsid="000ee210"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officeooo:rsid="0011bb17" officeooo:paragraph-rsid="000ee210"/>
    </style:style>
    <style:style style:name="P32" style:family="paragraph" style:parent-style-name="Standard">
      <style:text-properties fo:language="en" fo:country="US" officeooo:rsid="0011a9b5" officeooo:paragraph-rsid="000ee210"/>
    </style:style>
    <style:style style:name="P33" style:family="paragraph" style:parent-style-name="Standard">
      <style:text-properties fo:language="en" fo:country="US" officeooo:paragraph-rsid="000ee210"/>
    </style:style>
    <style:style style:name="P34" style:family="paragraph" style:parent-style-name="Standard">
      <style:text-properties fo:language="en" fo:country="US" officeooo:rsid="0011bb17" officeooo:paragraph-rsid="000ee210"/>
    </style:style>
    <style:style style:name="P35" style:family="paragraph" style:parent-style-name="Standard">
      <style:text-properties fo:language="en" fo:country="US" officeooo:rsid="002a1035" officeooo:paragraph-rsid="000ee210"/>
    </style:style>
    <style:style style:name="P36" style:family="paragraph" style:parent-style-name="Standard">
      <style:paragraph-properties fo:margin-left="0cm" fo:margin-right="0cm" fo:orphans="2" fo:widows="2" fo:text-indent="0cm" style:auto-text-indent="false"/>
      <style:text-properties fo:font-variant="normal" fo:text-transform="none" fo:color="#333333" style:font-name="Lato" fo:font-size="12pt" fo:letter-spacing="normal" fo:language="en" fo:country="US" fo:font-style="normal" fo:font-weight="bold" officeooo:rsid="000ee210" officeooo:paragraph-rsid="000ee210"/>
    </style:style>
    <style:style style:name="P37" style:family="paragraph" style:parent-style-name="Standard">
      <style:paragraph-properties fo:margin-left="0cm" fo:margin-right="0cm" fo:orphans="2" fo:widows="2" fo:text-indent="0cm" style:auto-text-indent="false"/>
      <style:text-properties fo:font-variant="normal" fo:text-transform="none" fo:color="#333333" style:font-name="Lato" fo:font-size="12pt" fo:letter-spacing="normal" fo:language="en" fo:country="US" fo:font-style="normal" fo:font-weight="bold" officeooo:paragraph-rsid="000ee210"/>
    </style:style>
    <style:style style:name="P38" style:family="paragraph" style:parent-style-name="Standard">
      <style:paragraph-properties fo:margin-left="0cm" fo:margin-right="0cm" fo:orphans="2" fo:widows="2" fo:text-indent="0cm" style:auto-text-indent="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39" style:family="paragraph" style:parent-style-name="Standard">
      <style:paragraph-properties fo:margin-left="0cm" fo:margin-right="0cm" fo:orphans="2" fo:widows="2" fo:text-indent="0cm" style:auto-text-indent="false"/>
      <style:text-properties officeooo:paragraph-rsid="000ee210"/>
    </style:style>
    <style:style style:name="P4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0ee210" officeooo:paragraph-rsid="000ee210"/>
    </style:style>
    <style:style style:name="P4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154e02" officeooo:paragraph-rsid="000ee210"/>
    </style:style>
    <style:style style:name="T1" style:family="text">
      <style:text-properties officeooo:rsid="003bf6d5"/>
    </style:style>
    <style:style style:name="T2" style:family="text">
      <style:text-properties officeooo:rsid="0039c707"/>
    </style:style>
    <style:style style:name="T3" style:family="text">
      <style:text-properties officeooo:rsid="0024f806"/>
    </style:style>
    <style:style style:name="T4" style:family="text">
      <style:text-properties officeooo:rsid="001a1f05"/>
    </style:style>
    <style:style style:name="T5" style:family="text">
      <style:text-properties officeooo:rsid="00160d36"/>
    </style:style>
    <style:style style:name="T6" style:family="text">
      <style:text-properties officeooo:rsid="001966ec"/>
    </style:style>
    <style:style style:name="T7" style:family="text">
      <style:text-properties officeooo:rsid="0011a9b5"/>
    </style:style>
    <style:style style:name="T8" style:family="text">
      <style:text-properties officeooo:rsid="001f9f24"/>
    </style:style>
    <style:style style:name="T9" style:family="text">
      <style:text-properties officeooo:rsid="00233600"/>
    </style:style>
    <style:style style:name="T10" style:family="text">
      <style:text-properties fo:font-variant="normal" fo:text-transform="none" fo:color="#737373" style:font-name="Lato" fo:font-size="9.75pt" fo:letter-spacing="normal" fo:font-style="normal" fo:font-weight="normal"/>
    </style:style>
    <style:style style:name="T11" style:family="text">
      <style:text-properties fo:font-variant="normal" fo:text-transform="none" fo:color="#737373" style:font-name="Lato" fo:font-size="9.75pt" fo:letter-spacing="normal" fo:language="en" fo:country="US" fo:font-style="normal" fo:font-weight="normal"/>
    </style:style>
    <style:style style:name="T12" style:family="text">
      <style:text-properties fo:font-variant="normal" fo:text-transform="none" fo:color="#8b8c2b" style:text-line-through-style="none" style:text-line-through-type="none" style:font-name="Lato" fo:font-size="9.75pt" fo:letter-spacing="normal" fo:font-style="normal" style:text-underline-style="none" fo:font-weight="normal" style:text-blinking="false" fo:background-color="#ffffff" loext:char-shading-value="0"/>
    </style:style>
    <style:style style:name="T13" style:family="text">
      <style:text-properties fo:font-variant="normal" fo:text-transform="none" fo:color="#8b8c2b" style:text-line-through-style="none" style:text-line-through-type="none" style:font-name="Lato" fo:font-size="9.75pt" fo:letter-spacing="normal" fo:language="en" fo:country="US" fo:font-style="normal" style:text-underline-style="none" fo:font-weight="normal" style:text-blinking="false" fo:background-color="#ffffff" loext:char-shading-value="0"/>
    </style:style>
    <style:style style:name="T14" style:family="text">
      <style:text-properties fo:font-variant="normal" fo:text-transform="none" fo:color="#222222" style:font-name="Arial" fo:font-size="12pt" fo:letter-spacing="normal" fo:language="pt" fo:country="PT" fo:font-style="normal" fo:font-weight="normal"/>
    </style:style>
    <style:style style:name="T15" style:family="text">
      <style:text-properties fo:font-variant="normal" fo:text-transform="none" fo:color="#222222" style:font-name="Arial" fo:font-size="12pt" fo:letter-spacing="normal" fo:language="pt" fo:country="PT" fo:font-style="normal" fo:font-weight="normal" officeooo:rsid="0011a9b5"/>
    </style:style>
    <style:style style:name="T16" style:family="text">
      <style:text-properties fo:font-variant="normal" fo:text-transform="none" fo:color="#222222" style:font-name="Arial" fo:font-size="12pt" fo:letter-spacing="normal" fo:language="pt" fo:country="PT" fo:font-style="normal" fo:font-weight="normal" officeooo:rsid="0039c707"/>
    </style:style>
    <style:style style:name="T17" style:family="text">
      <style:text-properties fo:font-variant="normal" fo:text-transform="none" fo:color="#222222" style:font-name="Arial" fo:font-size="12pt" fo:letter-spacing="normal" fo:font-style="normal" fo:font-weight="normal"/>
    </style:style>
    <style:style style:name="T18" style:family="text">
      <style:text-properties fo:font-variant="normal" fo:text-transform="none" fo:color="#222222" style:font-name="Arial" fo:font-size="12pt" fo:letter-spacing="normal" fo:font-style="normal" fo:font-weight="normal" officeooo:rsid="0011a9b5"/>
    </style:style>
    <style:style style:name="T19" style:family="text">
      <style:text-properties fo:font-variant="normal" fo:text-transform="none" fo:color="#222222" style:font-name="Arial" fo:font-size="12pt" fo:letter-spacing="normal" fo:font-style="normal" fo:font-weight="normal" officeooo:rsid="0039c707"/>
    </style:style>
    <style:style style:name="T20" style:family="text">
      <style:text-properties fo:font-variant="normal" fo:text-transform="none" fo:color="#222222" style:font-name="Arial" fo:font-size="12pt" fo:letter-spacing="normal" fo:language="en" fo:country="US" fo:font-style="normal" fo:font-weight="normal" officeooo:rsid="0011a9b5"/>
    </style:style>
    <style:style style:name="T21" style:family="text">
      <style:text-properties fo:font-variant="normal" fo:text-transform="none" fo:color="#222222" style:font-name="Arial" fo:font-size="12pt" fo:letter-spacing="normal" fo:language="en" fo:country="US" fo:font-style="normal" fo:font-weight="normal" officeooo:rsid="0039c707"/>
    </style:style>
    <style:style style:name="T22" style:family="text">
      <style:text-properties officeooo:rsid="0045d63c"/>
    </style:style>
    <style:style style:name="T23" style:family="text">
      <style:text-properties officeooo:rsid="00352b0a"/>
    </style:style>
    <style:style style:name="T24" style:family="text">
      <style:text-properties officeooo:rsid="0036d913"/>
    </style:style>
    <style:style style:name="T25" style:family="text">
      <style:text-properties officeooo:rsid="00394070"/>
    </style:style>
    <style:style style:name="T26" style:family="text">
      <style:text-properties officeooo:rsid="0026bbfc"/>
    </style:style>
    <style:style style:name="T27" style:family="text">
      <style:text-properties officeooo:rsid="00513b3f"/>
    </style:style>
    <style:style style:name="T28" style:family="text">
      <style:text-properties officeooo:rsid="0041d8f4"/>
    </style:style>
    <style:style style:name="T29" style:family="text">
      <style:text-properties officeooo:rsid="00410237"/>
    </style:style>
    <style:style style:name="T30" style:family="text">
      <style:text-properties officeooo:rsid="00375772"/>
    </style:style>
    <style:style style:name="T31" style:family="text">
      <style:text-properties officeooo:rsid="001c12ad"/>
    </style:style>
    <style:style style:name="T32" style:family="text">
      <style:text-properties officeooo:rsid="0042b0cd"/>
    </style:style>
    <style:style style:name="T33" style:family="text">
      <style:text-properties officeooo:rsid="001835e7"/>
    </style:style>
    <style:style style:name="T34" style:family="text">
      <style:text-properties officeooo:rsid="00335e5e"/>
    </style:style>
    <style:style style:name="T35" style:family="text">
      <style:text-properties officeooo:rsid="002f27a4"/>
    </style:style>
    <style:style style:name="T36" style:family="text">
      <style:text-properties officeooo:rsid="002f53ce"/>
    </style:style>
    <style:style style:name="T37" style:family="text">
      <style:text-properties fo:language="en" fo:country="US"/>
    </style:style>
    <style:style style:name="T38" style:family="text">
      <style:text-properties fo:language="en" fo:country="US" officeooo:rsid="0011a9b5"/>
    </style:style>
    <style:style style:name="T39" style:family="text">
      <style:text-properties officeooo:rsid="001085fe"/>
    </style:style>
    <style:style style:name="T40" style:family="text">
      <style:text-properties officeooo:rsid="001267c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summary</text:p>
      <text:p text:style-name="P32"/>
      <text:p text:style-name="P40">This is a project of agricultural charisma that aims to<text:span text:style-name="T39"> </text:span>automatism <text:span text:style-name="T39">the</text:span> food production. Does the cultivation and produces a mixture of soy with sweet potato which in itself is a comprehensive nutritional product, <text:span text:style-name="T39">in a </text:span>totally environmentally friendly way.</text:p>
      <text:p text:style-name="P41"/>
      <text:p text:style-name="P36">About the campaign</text:p>
      <text:p text:style-name="P3">This campaign is to raise funds for the construction of a sweet potato and soybean cultivation prototype. This fully functional, will be ready to put on the street, to produce directly to the consumer.</text:p>
      <text:p text:style-name="P3">Consumers are all people who know the nutritional value of this product, and will be coated with information on the machine that profits will revert to humanitarian aid.</text:p>
      <text:p text:style-name="P3">The sale is direct to the public via an automated terminal.</text:p>
      <text:p text:style-name="P4"/>
      <text:p text:style-name="P3">Each dose of the machine will cost 1 euro, and will produce more than 50 doses daily.</text:p>
      <text:p text:style-name="P3">With <text:span text:style-name="T40">the </text:span>profits from this prototype, we intend to build more similar machines.</text:p>
      <text:p text:style-name="P3">It is estimated that in 300 days i<text:span text:style-name="T40">t</text:span> get enough money to produce another.</text:p>
      <text:p text:style-name="P3">The replicas will have a lower cost, since it need not do the calculations again, they are copies of the prototype.</text:p>
      <text:p text:style-name="P3">It is intended that after some <text:span text:style-name="T40">built</text:span> to profit, it can lead to other places where they are most needed, without having to pay.</text:p>
      <text:p text:style-name="P3">The entire project is online and is constantly updated www.missionsave.altervista.org.</text:p>
      <text:p text:style-name="P3"/>
      <text:p text:style-name="P3">This machine can be useful anywhere in the world, provided to poor people for any social reason, even people with purchasing power, so that with a symbolic price slightly to make even more self-sufficient machine. Scattered at strategic sites for that fight hunger in the world of socially globally, that is, the importance of being human.</text:p>
      <text:p text:style-name="P9"><text:s/></text:p>
      <text:p text:style-name="P10"/>
      <text:p text:style-name="P5"/>
      <text:p text:style-name="P33"/>
      <text:p text:style-name="P39"><text:span text:style-name="T11">Descrição sucinta, clara e concreta da campanha. (Mínimo 500 caracteres, Máximo 3000). </text:span><text:a xlink:type="simple" xlink:href="http://ppl.com.pt/recursos#desc" office:target-frame-name="pplhelp" xlink:show="replace" text:style-name="Internet_20_link" text:visited-style-name="Visited_20_Internet_20_Link"><text:span text:style-name="T13">Ajuda</text:span></text:a><text:span text:style-name="T37"><text:line-break/></text:span><text:span text:style-name="T11">Pode adicionar vídeos adicionais alojados no youtube, escrevendo [YOUTUBE:id], onde id é o código do vídeo (ex.: [YOUTUBE:EUxrXaJIB6w]).</text:span></text:p>
      <text:p text:style-name="P37">Sobre o promotor</text:p>
      <text:p text:style-name="P38">Daniel Santos - Project Author</text:p>
      <text:p text:style-name="P38">It has experience in mechanical engineering drawings, including working in industry for heavy vehicles with the technical design function for the preparation of semi-trailers and other heavy material, which makes it credible implementation of this project through its experience in this and other areas, in particular also has experience in computer programming and general management industry.</text:p>
      <text:p text:style-name="P38"/>
      <text:p text:style-name="P38">Since we also need the support of experts in the fields of biology, agriculture and support for drawing. Also dominates the areas of programming C ++, Assembler, required to program the artificial intelligence drone for specific functions required for the machine.</text:p>
      <text:p text:style-name="P38"/>
      <text:p text:style-name="P38">It has several formations necessary to the project content, including technical in solar panels and other in accordance with the project.</text:p>
      <text:p text:style-name="P12"/>
      <text:p text:style-name="P33"/>
      <text:p text:style-name="P37">Orçamento e prazos</text:p>
      <text:p text:style-name="P30"><text:soft-page-break/>This campaign is to partially support this project.</text:p>
      <text:p text:style-name="P30">However, when is complete, the rewards of promotional cards will only be available when the prototype is on the street.</text:p>
      <text:p text:style-name="P30">There are other funds to help this project.</text:p>
      <text:p text:style-name="P30"/>
      <text:p text:style-name="P30">Each machine dose will cost 1 euro.</text:p>
      <text:p text:style-name="P30">The machine makes the sale directly to the public through an automated terminal built in itself, with payment by ATM and recognition of promotional cards. The ATM terminal will be negotiated with the bank.</text:p>
      <text:p text:style-name="P30"/>
      <text:p text:style-name="P30">costs</text:p>
      <text:p text:style-name="P30"/>
      <text:p text:style-name="P30">2000 € → structure</text:p>
      <text:p text:style-name="P30">1500 € → wiring assembly with the respective LEDs and the system controller, this one will then be controlled by the GPS system that controls the positioning of the solar panels.</text:p>
      <text:p text:style-name="P30">2000 € → Drone prepared to make the cultivation of sweet potato, and soybean, taking into account all the necessary movements also for the cooking area of ​​sweet potato with soy.</text:p>
      <text:p text:style-name="P30">1500 € → System that will make the whipped sweet potatoes, respectively where will be soaked and prepared, the pot and the self-cleaning system.</text:p>
      <text:p text:style-name="P30">5000 € → Solar Panels</text:p>
      <text:p text:style-name="P30">2000 € → Acrylics.</text:p>
      <text:p text:style-name="P30"/>
      <text:p text:style-name="P30">Rates of 5% of PPL plus VAT</text:p>
      <text:p text:style-name="P30"/>
      <text:p text:style-name="P30">All the prototype will take approximately 20 months to be built.</text:p>
      <text:p text:style-name="P34"/>
      <text:p text:style-name="P37">Plano de divulgação</text:p>
      <text:p text:style-name="P31"><text:span text:style-name="T20">Todo o </text:span><text:span text:style-name="T21">projecto</text:span><text:span text:style-name="T20"> está online e é constantemente </text:span><text:span text:style-name="T21">actualizado</text:span><text:span text:style-name="T20"> em </text:span><text:a xlink:type="simple" xlink:href="http://www.missionsave.altervista.org/" text:style-name="Internet_20_link" text:visited-style-name="Visited_20_Internet_20_Link"><text:span text:style-name="T37">www.missionsave.altervista.org</text:span></text:a><text:span text:style-name="T20">.</text:span></text:p>
      <text:p text:style-name="P11">Grande parte da divulgação será feita com a presença da máquina onde for colocada.</text:p>
      <text:p text:style-name="P33"/>
      <text:p text:style-name="P33"/>
      <text:p text:style-name="P33"/>
      <text:p text:style-name="P33"/>
      <text:p text:style-name="P33"/>
      <text:p text:style-name="P32">http://ppl.com.pt/pt/user/project/add</text:p>
      <text:p text:style-name="P12">Recompensas</text:p>
      <text:p text:style-name="P12"/>
      <text:p text:style-name="P35"><text:span text:style-name="T18">1</text:span><text:span text:style-name="T17">0€</text:span></text:p>
      <text:p text:style-name="P16">agradecimento e nome na lista de apoiantes na página do projecto.</text:p>
      <text:p text:style-name="P16"/>
      <text:p text:style-name="P17">50€</text:p>
      <text:p text:style-name="P18">t-shirt do projecto + agradecimento e nome na lista de apoios na página do projecto.</text:p>
      <text:p text:style-name="P16"/>
      <text:p text:style-name="P16">1<text:span text:style-name="T34">5</text:span>0€</text:p>
      <text:p text:style-name="P18">Cartão promocional com direito a 100 doses <text:span text:style-name="T34">da maquina + </text:span>t-shirt do projecto + agradecimento e nome na lista de apoios na página do projecto.</text:p>
      <text:p text:style-name="P16"/>
      <text:p text:style-name="P16"><text:span text:style-name="T34">3</text:span>0<text:span text:style-name="T35">0</text:span>€</text:p>
      <text:p text:style-name="P18">Cartão promocional com direito a <text:span text:style-name="T34">2</text:span>00 doses <text:span text:style-name="T34">da maquina + </text:span>t-shirt do projecto + agradecimento e nome na lista de apoios na página do projecto.</text:p>
      <text:p text:style-name="P16"><text:soft-page-break/></text:p>
      <text:p text:style-name="P16"><text:span text:style-name="T34">10</text:span>0<text:span text:style-name="T35">0</text:span>€</text:p>
      <text:p text:style-name="P18">Cartão promocional com direito a <text:span text:style-name="T34">1000</text:span> doses <text:span text:style-name="T34">da maquina + </text:span>t-shirt do projecto + agradecimento e nome na lista de apoios na página do projecto.</text:p>
      <text:p text:style-name="P12"/>
      <text:p text:style-name="P12"/>
      <text:p text:style-name="P19">O leitor de impressão digital, tem também a funcionalidade de ler cartoes enumerados por nós criados, facilitando assim códigos promocionais.</text:p>
      <text:p text:style-name="P19"/>
      <text:p text:style-name="P20">Maquinas humanitárias:</text:p>
      <text:p text:style-name="P18">As maquinas em <text:span text:style-name="T1">sítios</text:span> remotos, não contêm pagamento por multibanco, só <text:span text:style-name="T36">vão ter </text:span>as leituras de impressão digital para controlar a quantidade de doses por pessoa.</text:p>
      <text:p text:style-name="P18"/>
      <text:p text:style-name="P20">Maquinas lucrativas:</text:p>
      <text:p text:style-name="P18">As maquinas que vão lucrar em <text:span text:style-name="T1">sítios</text:span> urbanos contêm pagamento por visa debit. Contêm também leitor de cartões enumerados.</text:p>
      <text:p text:style-name="P18"/>
      <text:p text:style-name="P18"/>
      <text:p text:style-name="P18">cartoes promocionais com <text:span text:style-name="T35">n</text:span> doses que se vao descontando enquanto se vai consumindo.</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Trebuchet MS', 'Lucida Grande', 'Lucida Sans Unicode', Verdana, sans-serif"/>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8:47:51.793394451</meta:creation-date>
    <dc:date>2016-10-28T20:35:55.918379521</dc:date>
    <meta:editing-duration>PT1H48M3S</meta:editing-duration>
    <meta:editing-cycles>3</meta:editing-cycles>
    <meta:generator>LibreOffice/5.1.4.2$Linux_X86_64 LibreOffice_project/10m0$Build-2</meta:generator>
    <meta:document-statistic meta:table-count="0" meta:image-count="0" meta:object-count="0" meta:page-count="3" meta:paragraph-count="56" meta:word-count="845" meta:character-count="5185" meta:non-whitespace-character-count="4392"/>
  </office:meta>
</office:document-meta>
</file>